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top" draw:auto-grow-height="false" draw:fit-to-size="shrink-to-fit" fo:min-height="12.573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fff00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ffb515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000000" draw:marker-start="msArrowEnd_20_1" draw:marker-start-width="0.14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6309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stroke-linejoin="round" draw:fill="solid" draw:fill-color="#ccccff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dash" draw:stroke-dash="Fine_20_Dashed"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="solid" draw:fill-color="#e6e6e6" draw:textarea-horizontal-align="justify" draw:textarea-vertical-align="middle" draw:auto-grow-height="true" fo:min-height="2.777cm" fo:min-width="0cm" fo:wrap-option="wrap"/>
    </style:style>
    <style:style style:name="gr9" style:family="graphic" style:parent-style-name="standard">
      <style:graphic-properties draw:fill="solid" draw:fill-color="#e6e6e6" draw:textarea-horizontal-align="justify" draw:textarea-vertical-align="middle" draw:auto-grow-height="true" fo:min-height="1.753cm" fo:min-width="0cm" fo:wrap-option="wrap"/>
    </style:style>
    <style:style style:name="gr10" style:family="graphic" style:parent-style-name="standard">
      <style:graphic-properties draw:fill="solid" draw:fill-color="#e6e6e6" draw:textarea-horizontal-align="justify" draw:textarea-vertical-align="middle" draw:auto-grow-height="true" fo:min-height="2.222cm" fo:min-width="0cm" fo:wrap-option="wrap"/>
    </style:style>
    <style:style style:name="gr11" style:family="graphic" style:parent-style-name="standard">
      <style:graphic-properties draw:fill="solid" draw:fill-color="#e6e6e6" draw:textarea-horizontal-align="justify" draw:textarea-vertical-align="middle" draw:auto-grow-height="true" fo:min-height="1.112cm" fo:min-width="0cm" fo:wrap-option="wrap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text-align="start"/>
    </style:style>
    <style:style style:name="P4" style:family="paragraph">
      <style:paragraph-properties fo:margin-top="0cm" fo:margin-bottom="0cm" fo:text-align="start" style:font-independent-line-spacing="true"/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 fo:text-align="center"/>
    </style:style>
    <style:style style:name="P7" style:family="paragraph">
      <style:paragraph-properties fo:margin-top="0cm" fo:margin-bottom="0cm" fo:text-align="center" style:font-independent-line-spacing="true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 fo:text-align="center"/>
      <style:text-properties fo:font-size="14pt" style:font-size-asian="14pt" style:font-size-complex="14pt"/>
    </style:style>
    <style:style style:name="T1" style:family="text">
      <style:text-properties fo:color="#000000" style:text-line-through-style="none" fo:font-family="'Gill Sans MT'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name="Rectangle 3" draw:style-name="gr1" draw:text-style-name="P2" draw:layer="layout" svg:width="22.063cm" svg:height="13.047cm" svg:x="1.937cm" svg:y="0.953cm" presentation:class="outline">
          <draw:text-box>
            <text:p text:style-name="P1"><text:span text:style-name="T1">Client-Server-Kommunikation im WWW</text:span></text:p>
          </draw:text-box>
        </draw:frame>
        <draw:custom-shape draw:name="Text Box 5" draw:style-name="gr2" draw:text-style-name="P4" draw:layer="layout" svg:width="4.598cm" svg:height="2.711cm" svg:x="1.223cm" svg:y="6.337cm">
          <text:p text:style-name="P3"><text:span text:style-name="T2">Web-Browser</text:span></text:p>
          <draw:enhanced-geometry svg:viewBox="0 0 21600 21600" draw:type="rectangle" draw:enhanced-path="M 0 0 L 21600 0 21600 21600 0 21600 0 0 Z N"/>
        </draw:custom-shape>
        <draw:custom-shape draw:name="Text Box 6" draw:style-name="gr3" draw:text-style-name="P4" draw:layer="layout" svg:width="4.598cm" svg:height="2.711cm" svg:x="10.28cm" svg:y="6.328cm">
          <text:p text:style-name="P3"><text:span text:style-name="T2">Web-Server</text:span></text:p>
          <draw:enhanced-geometry svg:viewBox="0 0 21600 21600" draw:type="rectangle" draw:enhanced-path="M 0 0 L 21600 0 21600 21600 0 21600 0 0 Z N"/>
        </draw:custom-shape>
        <draw:connector draw:name="AutoShape 7" draw:style-name="gr4" draw:text-style-name="P5" draw:layer="layout" draw:type="line" svg:x1="5.821cm" svg:y1="7.695cm" svg:x2="10.28cm" svg:y2="7.686cm" svg:d="m5821 7695 4459-9">
          <text:p/>
        </draw:connector>
        <draw:custom-shape draw:name="Text Box 12" draw:style-name="gr5" draw:text-style-name="P7" xml:id="id2" draw:id="id2" draw:layer="layout" svg:width="4.598cm" svg:height="2.711cm" svg:x="16.902cm" svg:y="6.342cm">
          <text:p text:style-name="P6"><text:span text:style-name="T2">„</text:span><text:span text:style-name="T2">Application Server“ </text:span><text:span text:style-name="T2"><text:line-break/></text:span><text:span text:style-name="T3">(z. B. CGI/PHP)</text:span></text:p>
          <draw:enhanced-geometry svg:viewBox="0 0 21600 21600" draw:type="rectangle" draw:enhanced-path="M 0 0 L 21600 0 21600 21600 0 21600 0 0 Z N"/>
        </draw:custom-shape>
        <draw:connector draw:name="AutoShape 14" draw:style-name="gr4" draw:text-style-name="P5" draw:layer="layout" draw:type="line" svg:x1="19.176cm" svg:y1="9.991cm" svg:x2="19.201cm" svg:y2="9.053cm" draw:start-shape="id1" draw:start-glue-point="5" draw:end-shape="id2" draw:end-glue-point="2" svg:d="m19176 9991 25-938">
          <text:p/>
        </draw:connector>
        <draw:custom-shape draw:name="AutoShape 15" draw:style-name="gr6" draw:text-style-name="P7" xml:id="id1" draw:id="id1" draw:layer="layout" svg:width="3.952cm" svg:height="1.962cm" svg:x="17.2cm" svg:y="9.991cm">
          <text:p text:style-name="P6"><text:span text:style-name="T2">Datenbank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name="AutoShape 16" draw:style-name="gr4" draw:text-style-name="P5" draw:layer="layout" draw:type="line" svg:x1="14.879cm" svg:y1="7.686cm" svg:x2="16.902cm" svg:y2="7.697cm" draw:end-shape="id2" svg:d="m14879 7686 2023 11">
          <text:p/>
        </draw:connector>
        <draw:line draw:style-name="gr7" draw:text-style-name="P8" draw:layer="layout" svg:x1="8cm" svg:y1="3.953cm" svg:x2="8cm" svg:y2="11.953cm">
          <text:p/>
        </draw:line>
        <draw:custom-shape draw:style-name="gr8" draw:text-style-name="P9" draw:layer="layout" svg:width="4.5cm" svg:height="3.026cm" svg:x="1cm" svg:y="1.926cm">
          <text:p text:style-name="P6"><text:span text:style-name="T4">Web-Browser fordert die vom Nutzer angegebene Ressource an</text:span></text:p>
          <draw:enhanced-geometry svg:viewBox="0 0 21600 21600" draw:glue-points="10800 0 0 10800 10800 21600 21600 10800 ?f40 ?f41" draw:text-areas="0 0 21600 21600" draw:type="rectangular-callout" draw:modifiers="18499.8889135748 34886.81863230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9" draw:layer="layout" svg:width="4.5cm" svg:height="2.002cm" svg:x="12.5cm" svg:y="2.952cm">
          <text:p text:style-name="P6"><text:span text:style-name="T4">Web-Server verarbeitet CGI-Scripte, PHP, JSP</text:span></text:p>
          <draw:enhanced-geometry svg:viewBox="0 0 21600 21600" draw:glue-points="10800 0 0 10800 10800 21600 21600 10800 ?f40 ?f41" draw:text-areas="0 0 21600 21600" draw:type="rectangular-callout" draw:modifiers="2025.14996667407 37258.1128307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9" draw:layer="layout" svg:width="5.5cm" svg:height="2.471cm" svg:x="9.5cm" svg:y="10.984cm">
          <text:p text:style-name="P6"><text:span text:style-name="T4">Web-Server sendet Ressource an Web-Browser sofern verfügbar</text:span></text:p>
          <draw:enhanced-geometry svg:viewBox="0 0 21600 21600" draw:glue-points="10800 0 0 10800 10800 21600 21600 10800 ?f40 ?f41" draw:text-areas="0 0 21600 21600" draw:type="rectangular-callout" draw:modifiers="12780.9489183785 -18104.854368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5cm" svg:height="1.361cm" svg:x="1.5cm" svg:y="10.952cm">
          <text:p text:style-name="P6"><text:span text:style-name="T4">Web-Browser zeigt Ressource an</text:span></text:p>
          <draw:enhanced-geometry svg:viewBox="0 0 21600 21600" draw:glue-points="10800 0 0 10800 10800 21600 21600 10800 ?f40 ?f41" draw:text-areas="0 0 21600 21600" draw:type="rectangular-callout" draw:modifiers="11380.923815237 -29053.74449339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1" draw:display-name="msArrowEnd 1" svg:viewBox="0 0 200 200" svg:d="m100 0 100 200h-200z"/>
    <draw:marker draw:name="msArrowEnd_20_5" draw:display-name="msArrowEnd 5" svg:viewBox="0 0 300 300" svg:d="m150 0 150 300h-30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arl </meta:initial-creator>
    <meta:creation-date>2011-09-09T10:52:26</meta:creation-date>
    <dc:date>2011-09-09T11:14:04</dc:date>
    <dc:creator>karl </dc:creator>
    <meta:editing-duration>PT6M28S</meta:editing-duration>
    <meta:editing-cycles>1</meta:editing-cycles>
    <meta:document-statistic meta:object-count="13"/>
    <meta:generator>LibreOffice/3.3$Linux LibreOffice_project/330m19$Build-301</meta:generator>
  </office:meta>
</office:document-meta>
</file>